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3.183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556cm" svg:x="4.556cm" svg:y="5.69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112cm" svg:y1="11.033cm" svg:x2="12.176cm" svg:y2="5.9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00:17:23.996342112</meta:creation-date>
    <dc:date>2019-03-07T00:18:44.664496624</dc:date>
    <meta:editing-duration>PT1M20S</meta:editing-duration>
    <meta:editing-cycles>1</meta:editing-cycles>
    <meta:document-statistic meta:object-count="2"/>
    <meta:generator>LibreOffice/6.2.0.3$MacOSX_X86_64 LibreOffice_project/98c6a8a1c6c7b144ce3cc729e34964b47ce25d62</meta:generator>
  </office:meta>
</office:document-meta>
</file>